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MethodArgumentResolverComposite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ArgumentResolverComposite.resolveArgument( MethodParameter parameter , @ Nullable ModelAndViewContainer mavContainer , NativeWebRequest webRequest , @ Nullable WebDataBinderFactory binder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ndlerMethodArgumentResolverComposi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MethodArgumentResolverComposite.ge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ArgumentResolverComposite.addResolvers( @ Nullable List &lt; ? extends HandlerMethodArgumentResolver &gt; resolv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MethodArgumentResolverComposite.getArgumentResolver( MethodParameter parame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andlerMethodArgumentResolverComposite.addResolvers( @ Nullable HandlerMethodArgumentResolver ... resolv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MethodArgumentResolverComposite.addResolver( HandlerMethodArgume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